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40c7" officeooo:paragraph-rsid="001040c7"/>
    </style:style>
    <style:style style:name="T1" style:family="text">
      <style:text-properties fo:language="en" fo:country="US" officeooo:rsid="0010f4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ивет <text:span text:style-name="T1">ghbdt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9T12:55:58.546000000</dc:date>
    <meta:editing-duration>PT35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2" meta:character-count="13" meta:non-whitespace-character-count="12"/>
  </office:meta>
</office:document-meta>
</file>